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ContextImpl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ContextImpl.getWorkspac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de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ContextImpl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Context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deactivateEndpoint( Service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ContextImpl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ComponentContextImpl( ComponentRegistryImpl componentRegistry , ComponentWrapper compone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ContextImpl.activateEndpoint( QName serviceName , String endpoi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